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8cm" svg:stroke-color="#895353" draw:marker-start-width="0.242cm" draw:marker-end-width="0.242cm" draw:fill-color="#9f7272" draw:textarea-horizontal-align="justify" draw:textarea-vertical-align="middle" draw:auto-grow-height="false" fo:min-height="0.281cm" fo:min-width="0.742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svg:stroke-width="0.018cm" svg:stroke-color="#95c1ce" draw:marker-start-width="0.227cm" draw:marker-end="Arrowheads_20_1" draw:marker-end-width="0.327cm" draw:fill="none" draw:textarea-horizontal-align="justify" draw:textarea-vertical-align="middle" draw:auto-grow-height="true" fo:min-height="0cm" fo:min-width="0cm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color="#ffffff" draw:fill-color="#036b8b" draw:textarea-horizontal-align="justify" draw:textarea-vertical-align="middle" draw:auto-grow-height="false" fo:min-height="0.435cm" fo:min-width="1.005cm"/>
      <style:paragraph-properties style:writing-mode="lr-tb"/>
    </style:style>
    <style:style style:name="gr4" style:family="graphic" style:parent-style-name="standard">
      <style:graphic-properties svg:stroke-color="#ffffff" draw:fill-color="#036b8b" draw:textarea-horizontal-align="justify" draw:textarea-vertical-align="middle" draw:auto-grow-height="false" fo:min-height="0.435cm" fo:min-width="1.005cm"/>
      <style:paragraph-properties style:writing-mode="lr-tb"/>
    </style:style>
    <style:style style:name="gr5" style:family="graphic" style:parent-style-name="standard">
      <style:graphic-properties svg:stroke-color="#ffffff" draw:fill-color="#72818a" draw:opacity="50%" draw:textarea-horizontal-align="justify" draw:textarea-vertical-align="middle" draw:auto-grow-height="false" fo:min-height="0.435cm" fo:min-width="1.279cm"/>
      <style:paragraph-properties style:writing-mode="lr-tb"/>
    </style:style>
    <style:style style:name="gr6" style:family="graphic" style:parent-style-name="standard">
      <style:graphic-properties draw:stroke="none" svg:stroke-width="0cm" draw:fill-color="#49565f" draw:textarea-horizontal-align="justify" draw:textarea-vertical-align="middle" draw:auto-grow-height="false" fo:min-height="0.062cm" fo:min-width="0cm"/>
    </style:style>
    <style:style style:name="gr7" style:family="graphic" style:parent-style-name="standard">
      <style:graphic-properties draw:stroke="none" svg:stroke-width="0cm" draw:fill-color="#49565f" draw:textarea-horizontal-align="justify" draw:textarea-vertical-align="middle" draw:auto-grow-height="false" fo:min-height="0.061cm" fo:min-width="0cm"/>
    </style:style>
    <style:style style:name="gr8" style:family="graphic" style:parent-style-name="standard">
      <style:graphic-properties draw:stroke="solid" svg:stroke-width="0.028cm" svg:stroke-color="#895353" draw:marker-start-width="0.242cm" draw:marker-end-width="0.242cm" draw:fill-color="#c5a6a6" draw:textarea-horizontal-align="justify" draw:textarea-vertical-align="middle" draw:auto-grow-height="false" fo:min-height="0.309cm" fo:min-width="0.77cm" fo:padding-top="0.139cm" fo:padding-bottom="0.139cm" fo:padding-left="0.264cm" fo:padding-right="0.264cm"/>
      <style:paragraph-properties style:writing-mode="lr-tb"/>
    </style:style>
    <style:style style:name="gr9" style:family="graphic" style:parent-style-name="standard">
      <style:graphic-properties draw:stroke="solid" svg:stroke-width="0.028cm" svg:stroke-color="#895353" draw:marker-start-width="0.242cm" draw:marker-end-width="0.242cm" draw:fill-color="#c5a6a6" draw:textarea-horizontal-align="justify" draw:textarea-vertical-align="middle" draw:auto-grow-height="false" fo:min-height="0.281cm" fo:min-width="0.742cm" fo:padding-top="0.139cm" fo:padding-bottom="0.139cm" fo:padding-left="0.264cm" fo:padding-right="0.2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svg:stroke-color="#ffffff" svg:stroke-opacity="100%" draw:fill-color="#49565f" draw:opacity="50%" draw:textarea-horizontal-align="justify" draw:textarea-vertical-align="middle" draw:auto-grow-height="false" fo:min-height="0.435cm" fo:min-width="1.279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9f7272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2" style:family="paragraph">
      <style:paragraph-properties style:writing-mode="lr-tb"/>
      <style:text-properties fo:color="#49565f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36b8b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5" style:family="paragraph">
      <loext:graphic-properties draw:fill-color="#72818a" draw:opacity="50%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6" style:family="paragraph">
      <loext:graphic-properties draw:fill-color="#49565f"/>
      <style:paragraph-properties fo:text-align="center"/>
    </style:style>
    <style:style style:name="P7" style:family="paragraph">
      <loext:graphic-properties draw:fill-color="#c5a6a6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8" style:family="paragraph">
      <style:text-properties fo:color="#49565f" loext:opacity="100%"/>
    </style:style>
    <style:style style:name="P9" style:family="paragraph">
      <loext:graphic-properties draw:fill="none" draw:fill-color="#ffffff"/>
      <style:text-properties fo:color="#49565f" loext:opacity="100%" fo:font-size="9pt" style:font-size-asian="9pt" style:font-size-complex="9pt"/>
    </style:style>
    <style:style style:name="P10" style:family="paragraph">
      <loext:graphic-properties draw:fill-color="#49565f" draw:opacity="50%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49565f" loext:opacity="100%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27cm" svg:height="0.559cm" draw:transform="rotate (-1.5707963267949) translate (4.552cm 10.383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559cm" draw:transform="rotate (-1.5707963267949) translate (22.612cm 10.383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1">Mip Solar</text:span></text:p>
          </draw:text-box>
        </draw:frame>
        <draw:custom-shape draw:style-name="gr2" draw:text-style-name="P3" draw:layer="layout" svg:width="23.815cm" svg:height="10.539cm" svg:x="1.905cm" svg:y="4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05cm" svg:height="0.685cm" svg:x="21.99cm" svg:y="7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draw:transform="rotate (-1.5707963267949) translate (23.495cm 6.4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svg:x="20.485cm" svg:y="7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svg:x="18.98cm" svg:y="7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svg:x="17.475cm" svg:y="7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draw:transform="rotate (-1.5707963267949) translate (23.495cm 4.94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svg:x="15.97cm" svg:y="7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svg:x="14.465cm" svg:y="7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svg:x="12.96cm" svg:y="7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svg:x="11.455cm" svg:y="7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svg:x="9.95cm" svg:y="7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svg:x="8.445cm" svg:y="7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svg:x="6.94cm" svg:y="7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svg:x="5.435cm" svg:y="7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draw:transform="rotate (-1.5707963267949) translate (18.16cm 11.93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draw:transform="rotate (-1.5707963267949) translate (18.16cm 8.6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draw:transform="rotate (-1.5707963267949) translate (13.645cm 11.93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draw:transform="rotate (-1.5707963267949) translate (13.645cm 8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505cm" svg:height="0.685cm" draw:transform="rotate (-1.5707963267949) translate (9.13cm 11.93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draw:transform="rotate (-1.5707963267949) translate (9.13cm 8.6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draw:transform="rotate (-1.5707963267949) translate (22.675cm 11.93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draw:transform="rotate (-1.5707963267949) translate (22.675cm 8.6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svg:x="3.93cm" svg:y="7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draw:transform="rotate (-1.5707963267949) translate (4.615cm 11.9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draw:transform="rotate (-1.5707963267949) translate (4.615cm 8.63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79cm" svg:height="0.685cm" draw:transform="rotate (-1.5707963267949) translate (13.645cm 10.1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779cm" svg:height="0.685cm" draw:transform="rotate (-1.5707963267949) translate (18.16cm 10.1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779cm" svg:height="0.685cm" draw:transform="rotate (-1.5707963267949) translate (22.675cm 10.1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779cm" svg:height="0.685cm" draw:transform="rotate (-1.5707963267949) translate (4.615cm 10.1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505cm" svg:height="0.685cm" draw:transform="rotate (-1.5707963267949) translate (7.62cm 6.4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05cm" svg:height="0.685cm" draw:transform="rotate (-1.5707963267949) translate (7.62cm 4.94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35cm" svg:height="0.356cm" svg:x="6.96cm" svg:y="4.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0.635cm" svg:height="0.356cm" svg:x="22.835cm" svg:y="4.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0.635cm" svg:height="0.355cm" svg:x="8.47cm" svg:y="13.535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0.635cm" svg:height="0.355cm" svg:x="3.955cm" svg:y="13.536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0.635cm" svg:height="0.355cm" svg:x="17.499cm" svg:y="13.535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0.636cm" svg:height="0.355cm" svg:x="12.984cm" svg:y="13.536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0.635cm" svg:height="0.355cm" svg:x="22.015cm" svg:y="13.536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1.27cm" svg:height="0.559cm" draw:transform="rotate (-1.5707963267949) translate (23.432cm 5.06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0.559cm" draw:transform="rotate (-1.5707963267949) translate (7.557cm 6.56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0.559cm" draw:transform="rotate (-1.5707963267949) translate (9.067cm 8.763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559cm" draw:transform="rotate (-1.5707963267949) translate (13.582cm 12.04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0.559cm" draw:transform="rotate (-3.14159265358979) translate (20.368cm 8.57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0.559cm" draw:transform="rotate (-3.14159265358979) translate (15.853cm 8.57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0.559cm" draw:transform="rotate (-3.14159265358979) translate (14.348cm 8.57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559cm" draw:transform="rotate (-1.5707963267949) translate (9.067cm 10.383cm)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187cm" svg:height="0.607cm" draw:transform="rotate (1.5707963267949) translate (3.303cm 12.165cm)">
          <draw:text-box>
            <text:p text:style-name="P8"><text:span text:style-name="T2">Laminator 1</text:span></text:p>
          </draw:text-box>
        </draw:frame>
        <draw:frame draw:style-name="gr10" draw:text-style-name="P9" draw:layer="layout" svg:width="2.187cm" svg:height="0.607cm" draw:transform="rotate (1.5707963267949) translate (7.838cm 12.166cm)">
          <draw:text-box>
            <text:p text:style-name="P8"><text:span text:style-name="T2">Laminator 2</text:span></text:p>
          </draw:text-box>
        </draw:frame>
        <draw:frame draw:style-name="gr10" draw:text-style-name="P9" draw:layer="layout" svg:width="2.187cm" svg:height="0.607cm" draw:transform="rotate (1.5707963267949) translate (12.353cm 12.167cm)">
          <draw:text-box>
            <text:p text:style-name="P8"><text:span text:style-name="T2">Laminator 3</text:span></text:p>
          </draw:text-box>
        </draw:frame>
        <draw:frame draw:style-name="gr10" draw:text-style-name="P9" draw:layer="layout" svg:width="2.187cm" svg:height="0.607cm" draw:transform="rotate (1.5707963267949) translate (16.868cm 12.168cm)">
          <draw:text-box>
            <text:p text:style-name="P8"><text:span text:style-name="T2">Laminator 4</text:span></text:p>
          </draw:text-box>
        </draw:frame>
        <draw:frame draw:style-name="gr10" draw:text-style-name="P9" draw:layer="layout" svg:width="2.187cm" svg:height="0.607cm" draw:transform="rotate (1.5707963267949) translate (21.383cm 12.169cm)">
          <draw:text-box>
            <text:p text:style-name="P8"><text:span text:style-name="T2">Laminator 5</text:span></text:p>
          </draw:text-box>
        </draw:frame>
        <draw:custom-shape draw:style-name="gr11" draw:text-style-name="P10" draw:layer="layout" svg:width="1.779cm" svg:height="0.685cm" draw:transform="rotate (-1.5707963267949) translate (9.13cm 10.145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9T14:25:56.662978652</meta:creation-date>
    <dc:date>2022-09-29T17:03:07.286340772</dc:date>
    <meta:editing-duration>PT10H19M54S</meta:editing-duration>
    <meta:editing-cycles>11</meta:editing-cycles>
    <meta:generator>LibreOffice/7.1.7.2$Linux_X86_64 LibreOffice_project/10$Build-2</meta:generator>
    <meta:document-statistic meta:object-count="79"/>
  </office:meta>
</office:document-meta>
</file>